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7"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8"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20"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2"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3"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4"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2c2e96"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8"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29"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30"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1"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2"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3"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4"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5"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6"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37"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38"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39"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0"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41"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2"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3"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4"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5"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6"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47"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48" style:family="paragraph" style:parent-style-name="Standard">
      <style:paragraph-properties fo:line-height="150%"/>
      <style:text-properties style:font-name="Arial" fo:font-size="11pt" officeooo:rsid="007c0cde" officeooo:paragraph-rsid="007c0cde" style:font-size-asian="9.60000038146973pt" style:font-size-complex="11pt"/>
    </style:style>
    <style:style style:name="P49"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50"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51"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52"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53"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4"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5"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56"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57"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58"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59"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60"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61"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62"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63"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64"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65"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66"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67"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68"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69"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70"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71"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72"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73"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74"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75"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76"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77"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78"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79"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80"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81"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82"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83"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84"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85" style:family="paragraph" style:parent-style-name="Standard">
      <style:paragraph-properties fo:line-height="150%"/>
      <style:text-properties style:font-name="Arial" fo:font-size="11pt" officeooo:rsid="019ba973" officeooo:paragraph-rsid="019d7bec" style:font-size-asian="9.60000038146973pt" style:font-size-complex="11pt"/>
    </style:style>
    <style:style style:name="P86"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87"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88"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89"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90"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91"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92"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93"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94"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95"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96"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97" style:family="paragraph" style:parent-style-name="Standard">
      <style:paragraph-properties fo:line-height="150%"/>
      <style:text-properties style:font-name="Arial" fo:font-size="11pt" style:text-underline-style="none" officeooo:rsid="014a66e2" officeooo:paragraph-rsid="014a66e2" style:font-size-asian="9.60000038146973pt" style:font-size-complex="11pt"/>
    </style:style>
    <style:style style:name="P98"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99"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100"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101"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102"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103" style:family="paragraph" style:parent-style-name="Standard">
      <style:paragraph-properties fo:line-height="150%"/>
      <style:text-properties style:font-name="Arial" fo:font-size="11pt" officeooo:rsid="0189e0a4" officeooo:paragraph-rsid="0189e0a4" style:font-size-asian="9.60000038146973pt" style:font-size-complex="11pt"/>
    </style:style>
    <style:style style:name="P104" style:family="paragraph" style:parent-style-name="Standard">
      <style:paragraph-properties fo:line-height="150%"/>
      <style:text-properties style:font-name="Arial" fo:font-size="11pt" officeooo:rsid="01a5c22d" officeooo:paragraph-rsid="01a5c22d" style:font-size-asian="9.60000038146973pt" style:font-size-complex="11pt"/>
    </style:style>
    <style:style style:name="P105"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106" style:family="paragraph" style:parent-style-name="Standard">
      <style:paragraph-properties fo:line-height="150%"/>
      <style:text-properties style:font-name="Arial" fo:font-size="11pt" officeooo:rsid="01b00293" officeooo:paragraph-rsid="01b00293" style:font-size-asian="9.60000038146973pt" style:font-size-complex="11pt"/>
    </style:style>
    <style:style style:name="P107"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style:text-underline-style="none" officeooo:rsid="010a8b8f"/>
    </style:style>
    <style:style style:name="T43" style:family="text">
      <style:text-properties style:text-underline-style="none" officeooo:rsid="017b1d8c"/>
    </style:style>
    <style:style style:name="T44" style:family="text">
      <style:text-properties style:text-underline-style="none" officeooo:rsid="017da15f"/>
    </style:style>
    <style:style style:name="T45" style:family="text">
      <style:text-properties style:text-underline-style="none" officeooo:rsid="017f9cc8"/>
    </style:style>
    <style:style style:name="T46" style:family="text">
      <style:text-properties style:text-underline-style="none" officeooo:rsid="01920843"/>
    </style:style>
    <style:style style:name="T47" style:family="text">
      <style:text-properties style:text-underline-style="none" officeooo:rsid="005d82b1"/>
    </style:style>
    <style:style style:name="T48" style:family="text">
      <style:text-properties officeooo:rsid="004c59fc"/>
    </style:style>
    <style:style style:name="T49" style:family="text">
      <style:text-properties officeooo:rsid="004e0b9b"/>
    </style:style>
    <style:style style:name="T50" style:family="text">
      <style:text-properties officeooo:rsid="00552e70"/>
    </style:style>
    <style:style style:name="T51" style:family="text">
      <style:text-properties officeooo:rsid="0055ca30"/>
    </style:style>
    <style:style style:name="T52" style:family="text">
      <style:text-properties officeooo:rsid="005729e3"/>
    </style:style>
    <style:style style:name="T53" style:family="text">
      <style:text-properties officeooo:rsid="005c1495"/>
    </style:style>
    <style:style style:name="T54" style:family="text">
      <style:text-properties officeooo:rsid="005d7fb5"/>
    </style:style>
    <style:style style:name="T55" style:family="text">
      <style:text-properties officeooo:rsid="005d82b1"/>
    </style:style>
    <style:style style:name="T56" style:family="text">
      <style:text-properties officeooo:rsid="0064a505"/>
    </style:style>
    <style:style style:name="T57" style:family="text">
      <style:text-properties officeooo:rsid="0067ae7b"/>
    </style:style>
    <style:style style:name="T58" style:family="text">
      <style:text-properties officeooo:rsid="006f4477"/>
    </style:style>
    <style:style style:name="T59" style:family="text">
      <style:text-properties officeooo:rsid="007140dc"/>
    </style:style>
    <style:style style:name="T60" style:family="text">
      <style:text-properties officeooo:rsid="00774f9e"/>
    </style:style>
    <style:style style:name="T61" style:family="text">
      <style:text-properties officeooo:rsid="007ded64"/>
    </style:style>
    <style:style style:name="T62" style:family="text">
      <style:text-properties officeooo:rsid="0084abcc"/>
    </style:style>
    <style:style style:name="T63" style:family="text">
      <style:text-properties officeooo:rsid="00856b8d"/>
    </style:style>
    <style:style style:name="T64" style:family="text">
      <style:text-properties officeooo:rsid="0089eef8"/>
    </style:style>
    <style:style style:name="T65" style:family="text">
      <style:text-properties officeooo:rsid="008b84e4"/>
    </style:style>
    <style:style style:name="T66" style:family="text">
      <style:text-properties officeooo:rsid="008dc4ce"/>
    </style:style>
    <style:style style:name="T67" style:family="text">
      <style:text-properties officeooo:rsid="0095506b"/>
    </style:style>
    <style:style style:name="T68" style:family="text">
      <style:text-properties officeooo:rsid="00963caa"/>
    </style:style>
    <style:style style:name="T69" style:family="text">
      <style:text-properties officeooo:rsid="00995a95"/>
    </style:style>
    <style:style style:name="T70" style:family="text">
      <style:text-properties officeooo:rsid="0099aac9"/>
    </style:style>
    <style:style style:name="T71" style:family="text">
      <style:text-properties officeooo:rsid="00a7dfe1"/>
    </style:style>
    <style:style style:name="T72" style:family="text">
      <style:text-properties officeooo:rsid="00a8b7cb"/>
    </style:style>
    <style:style style:name="T73" style:family="text">
      <style:text-properties officeooo:rsid="00aa4464"/>
    </style:style>
    <style:style style:name="T74" style:family="text">
      <style:text-properties officeooo:rsid="00b62b61"/>
    </style:style>
    <style:style style:name="T75" style:family="text">
      <style:text-properties officeooo:rsid="00b8173f"/>
    </style:style>
    <style:style style:name="T76" style:family="text">
      <style:text-properties officeooo:rsid="00cbdeec"/>
    </style:style>
    <style:style style:name="T77" style:family="text">
      <style:text-properties officeooo:rsid="00e8018e"/>
    </style:style>
    <style:style style:name="T78" style:family="text">
      <style:text-properties officeooo:rsid="00e9b76e"/>
    </style:style>
    <style:style style:name="T79" style:family="text">
      <style:text-properties officeooo:rsid="00eb83b3"/>
    </style:style>
    <style:style style:name="T80" style:family="text">
      <style:text-properties officeooo:rsid="00f6487f"/>
    </style:style>
    <style:style style:name="T81" style:family="text">
      <style:text-properties officeooo:rsid="00f8afcb"/>
    </style:style>
    <style:style style:name="T82" style:family="text">
      <style:text-properties officeooo:rsid="00f93805"/>
    </style:style>
    <style:style style:name="T83" style:family="text">
      <style:text-properties officeooo:rsid="00fa476a"/>
    </style:style>
    <style:style style:name="T84" style:family="text">
      <style:text-properties officeooo:rsid="0101537a"/>
    </style:style>
    <style:style style:name="T85" style:family="text">
      <style:text-properties officeooo:rsid="010178ff"/>
    </style:style>
    <style:style style:name="T86" style:family="text">
      <style:text-properties officeooo:rsid="01055577"/>
    </style:style>
    <style:style style:name="T87" style:family="text">
      <style:text-properties officeooo:rsid="010f655e"/>
    </style:style>
    <style:style style:name="T88" style:family="text">
      <style:text-properties officeooo:rsid="01150d1a"/>
    </style:style>
    <style:style style:name="T89" style:family="text">
      <style:text-properties officeooo:rsid="011dbe66"/>
    </style:style>
    <style:style style:name="T90" style:family="text">
      <style:text-properties officeooo:rsid="011fd0e8"/>
    </style:style>
    <style:style style:name="T91" style:family="text">
      <style:text-properties officeooo:rsid="01239e3b"/>
    </style:style>
    <style:style style:name="T92" style:family="text">
      <style:text-properties officeooo:rsid="01260e53"/>
    </style:style>
    <style:style style:name="T93" style:family="text">
      <style:text-properties officeooo:rsid="01261f42"/>
    </style:style>
    <style:style style:name="T94" style:family="text">
      <style:text-properties officeooo:rsid="0126aa5b"/>
    </style:style>
    <style:style style:name="T95" style:family="text">
      <style:text-properties officeooo:rsid="012895c1"/>
    </style:style>
    <style:style style:name="T96" style:family="text">
      <style:text-properties officeooo:rsid="012de248"/>
    </style:style>
    <style:style style:name="T97" style:family="text">
      <style:text-properties officeooo:rsid="01303a0f"/>
    </style:style>
    <style:style style:name="T98" style:family="text">
      <style:text-properties officeooo:rsid="0133d248"/>
    </style:style>
    <style:style style:name="T99" style:family="text">
      <style:text-properties officeooo:rsid="01367077"/>
    </style:style>
    <style:style style:name="T100" style:family="text">
      <style:text-properties officeooo:rsid="013c8320"/>
    </style:style>
    <style:style style:name="T101" style:family="text">
      <style:text-properties officeooo:rsid="013fd6b9"/>
    </style:style>
    <style:style style:name="T102" style:family="text">
      <style:text-properties officeooo:rsid="0146b81a"/>
    </style:style>
    <style:style style:name="T103" style:family="text">
      <style:text-properties officeooo:rsid="014776f9"/>
    </style:style>
    <style:style style:name="T104" style:family="text">
      <style:text-properties officeooo:rsid="0148e421"/>
    </style:style>
    <style:style style:name="T105" style:family="text">
      <style:text-properties officeooo:rsid="014f86f3"/>
    </style:style>
    <style:style style:name="T106" style:family="text">
      <style:text-properties officeooo:rsid="015971d6"/>
    </style:style>
    <style:style style:name="T107" style:family="text">
      <style:text-properties officeooo:rsid="015eb9a7"/>
    </style:style>
    <style:style style:name="T108" style:family="text">
      <style:text-properties officeooo:rsid="016136fd"/>
    </style:style>
    <style:style style:name="T109" style:family="text">
      <style:text-properties officeooo:rsid="0165a12f"/>
    </style:style>
    <style:style style:name="T110" style:family="text">
      <style:text-properties officeooo:rsid="016705e6"/>
    </style:style>
    <style:style style:name="T111" style:family="text">
      <style:text-properties officeooo:rsid="016d430e"/>
    </style:style>
    <style:style style:name="T112" style:family="text">
      <style:text-properties officeooo:rsid="016eb4bd"/>
    </style:style>
    <style:style style:name="T113" style:family="text">
      <style:text-properties officeooo:rsid="016f15fa"/>
    </style:style>
    <style:style style:name="T114" style:family="text">
      <style:text-properties officeooo:rsid="0170fa26"/>
    </style:style>
    <style:style style:name="T115" style:family="text">
      <style:text-properties officeooo:rsid="0171f331"/>
    </style:style>
    <style:style style:name="T116" style:family="text">
      <style:text-properties officeooo:rsid="01740c23"/>
    </style:style>
    <style:style style:name="T117" style:family="text">
      <style:text-properties officeooo:rsid="0175a6b3"/>
    </style:style>
    <style:style style:name="T118" style:family="text">
      <style:text-properties officeooo:rsid="017a35d7"/>
    </style:style>
    <style:style style:name="T119" style:family="text">
      <style:text-properties officeooo:rsid="0183af93"/>
    </style:style>
    <style:style style:name="T120" style:family="text">
      <style:text-properties officeooo:rsid="019694d8"/>
    </style:style>
    <style:style style:name="T121" style:family="text">
      <style:text-properties officeooo:rsid="0199de48"/>
    </style:style>
    <style:style style:name="T122" style:family="text">
      <style:text-properties officeooo:rsid="01a05802"/>
    </style:style>
    <style:style style:name="T123" style:family="text">
      <style:text-properties officeooo:rsid="01a1e1ae"/>
    </style:style>
    <style:style style:name="T124" style:family="text">
      <style:text-properties officeooo:rsid="01a7156d"/>
    </style:style>
    <style:style style:name="T125" style:family="text">
      <style:text-properties officeooo:rsid="01a945db"/>
    </style:style>
    <style:style style:name="T126" style:family="text">
      <style:text-properties officeooo:rsid="01ad5835"/>
    </style:style>
    <style:style style:name="T127" style:family="text">
      <style:text-properties officeooo:rsid="01af1cd2"/>
    </style:style>
    <style:style style:name="T128" style:family="text">
      <style:text-properties officeooo:rsid="01b07a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20">HBS Proxy</text:p>
      <text:p text:style-name="P20">Entwickeln einer Serversoftware zur Reservierung von Hotelzimmern</text:p>
      <text:p text:style-name="P20"/>
      <text:p text:style-name="P20">Abgabetermin 27.05.2016</text:p>
      <text:p text:style-name="P20"/>
      <text:p text:style-name="P20">Prüfungsbewerber:</text:p>
      <text:p text:style-name="P20">Jan Erik Helmle</text:p>
      <text:p text:style-name="P20">Maybachufer 6</text:p>
      <text:p text:style-name="P20">12047 Berlin</text:p>
      <text:p text:style-name="P20"/>
      <text:p text:style-name="P20">Ausbildungsbetrieb:</text:p>
      <text:p text:style-name="P20">mobile-ad-media GmbH</text:p>
      <text:p text:style-name="P20">Scheringstrasse 2</text:p>
      <text:p text:style-name="P20">13355 Berlin</text:p>
      <text:p text:style-name="P20"/>
      <text:p text:style-name="P61">Prüfungsausschuss: FIAN 11</text:p>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5"><text:tab/>1.2<text:tab/>Projektziel</text:p>
      <text:p text:style-name="P5"><text:tab/>1.3<text:tab/>Projektumfeld<text:tab/></text:p>
      <text:p text:style-name="P3"><text:tab/><text:span text:style-name="T12">1.4<text:tab/>Betriebliche Prozessschnittstellen</text:span></text:p>
      <text:p text:style-name="P16"><text:tab/>1.5<text:tab/>Projektbegründung</text:p>
      <text:p text:style-name="P16"><text:tab/>1.6<text:tab/>Ist-Analyse</text:p>
      <text:p text:style-name="P3"><text:tab/><text:span text:style-name="T13">1.7<text:tab/>Projektbeteiligte Personen</text:span></text:p>
      <text:p text:style-name="P19">2.<text:tab/>Projektplanung</text:p>
      <text:p text:style-name="P19"><text:tab/>2.1<text:tab/><text:span text:style-name="T14">Soll Konzept</text:span></text:p>
      <text:p text:style-name="P74"><text:tab/>2.2<text:tab/>Projektphasen und Zeitplanung</text:p>
      <text:p text:style-name="P98"><text:tab/>2.3<text:tab/>Eingesetzte Mittel</text:p>
      <text:p text:style-name="P74"><text:tab/><text:span text:style-name="T89">2.4<text:tab/>Projektkosten</text:span><text:tab/></text:p>
      <text:p text:style-name="P21">3.<text:tab/>Analysephase</text:p>
      <text:p text:style-name="P24"><text:tab/>3.1<text:tab/>Analyse des grafischen Entwurfs</text:p>
      <text:p text:style-name="P24"><text:tab/>3.2<text:tab/>Ermittlung der beteiligten Entitäten</text:p>
      <text:p text:style-name="P25"><text:tab/>3.3<text:tab/>Ermittlung der Beziehungen der Entitäten</text:p>
      <text:p text:style-name="P21"><text:tab/><text:span text:style-name="T18">3.4<text:tab/>Analyse des Dialogs zwischen Proxy und App</text:span></text:p>
      <text:p text:style-name="P21">4.<text:tab/>Entwurfsphase</text:p>
      <text:p text:style-name="P26"><text:tab/>4.1<text:tab/>Erstellung des UML – Sequenzdiagramms</text:p>
      <text:p text:style-name="P26"><text:tab/>4.2<text:tab/>Erstellen des Klassendiagramms</text:p>
      <text:p text:style-name="P27"><text:tab/>4.3<text:tab/>Entwurf des Datenbankmodells</text:p>
      <text:p text:style-name="P29"><text:tab/>4.4<text:tab/>Definition der JSON Objekte</text:p>
      <text:p text:style-name="P29"><text:tab/>4.5<text:tab/>Definition der Endpunkte<text:tab/></text:p>
      <text:p text:style-name="P21">5.<text:tab/>Realisierungsphase</text:p>
      <text:p text:style-name="P29"><text:tab/>5.1<text:tab/>Aufbau der Repositorystruktur <text:span text:style-name="T69">und Installation Symfony3</text:span></text:p>
      <text:p text:style-name="P21"><text:tab/><text:span text:style-name="T19">5.2<text:tab/>Implementierung der Modelle</text:span><text:tab/></text:p>
      <text:p text:style-name="P30"><text:tab/>5.3<text:tab/>Implementierung der Steuerung und Abfragen</text:p>
      <text:p text:style-name="P22"><text:span text:style-name="T70"><text:tab/>5.4<text:tab/>Implementierung der Testdaten</text:span><text:tab/></text:p>
      <text:p text:style-name="P21">6.<text:tab/>Qualitätsmanagement</text:p>
      <text:p text:style-name="P21"><text:tab/><text:span text:style-name="T121">6.1</text:span><text:tab/><text:span text:style-name="T19">Fehlerbehebung</text:span></text:p>
      <text:p text:style-name="P21"><text:tab/><text:span text:style-name="T121">6.2</text:span><text:tab/><text:span text:style-name="T19">Codereview</text:span><text:tab/><text:tab/></text:p>
      <text:p text:style-name="P28">7.<text:tab/>Einführungsphase</text:p>
      <text:p text:style-name="P28"><text:tab/><text:span text:style-name="T121">7.1</text:span><text:tab/><text:span text:style-name="T23">Ü</text:span>bergabe der Software und Inbetriebnahme</text:p>
      <text:p text:style-name="P21"><text:span text:style-name="T19">8.</text:span><text:tab/><text:span text:style-name="T17">Projektergebnisse</text:span></text:p>
      <text:p text:style-name="P21"><text:tab/><text:span text:style-name="T121">8.1</text:span><text:tab/><text:span text:style-name="T66">Soll- Istvergleich</text:span></text:p>
      <text:p text:style-name="P21"><text:tab/><text:span text:style-name="T121">8.2</text:span><text:tab/><text:span text:style-name="T66">Fazit</text:span></text:p>
      <text:p text:style-name="P50"><text:soft-page-break/>Abkürzungsverzeichnis</text:p>
      <text:p text:style-name="P50"/>
      <text:p text:style-name="P50">URL:<text:tab/><text:tab/>Uniform Resource Locator – <text:span text:style-name="T63">einheitlicher Ressourcenzeiger</text:span></text:p>
      <text:p text:style-name="P51">JSON:<text:tab/><text:tab/>Java Script Object Notation – <text:span text:style-name="T64">kompaktes Datenformat</text:span></text:p>
      <text:p text:style-name="P83">DQL:<text:tab/><text:tab/>Doctrine Query Language – SQL ähnliche Abfragesprache </text:p>
      <text:p text:style-name="P84">DBMS:<text:tab/><text:tab/>Database Management System - <text:span text:style-name="T110">Datenbanksystem</text:span></text:p>
      <text:p text:style-name="P103">iOS:<text:tab/><text:tab/>Betriebssystem für mobile Endgeräte</text:p>
      <text:p text:style-name="P104">IDE:<text:tab/><text:tab/>Integrated Development Environment – <text:span text:style-name="T124">integrierte Entwicklungsumgebung</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1<text:tab/>Einleitung</text:p>
      <text:p text:style-name="P6">Im Folgenden wird der Verlauf der betri<text:span text:style-name="T24">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5">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20">(Corporate Identity)</text:span> und richten sich <text:span text:style-name="T20">vornehmlich </text:span>an Stammkunden <text:span text:style-name="T76">des Gästehauses</text:spa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6">Eine beispielhafte Reservierung mit Testdaten sollte mit ausgehender E-Mail erfolgreich durchführbar sein. Der Webservice soll extern beherbergt werden um zuverlässig jederzeit verfügbar zu sein.</text:span></text:p>
      <text:p text:style-name="P12">1.3<text:tab/><text:span text:style-name="T7">Projektumfeld und projektbeteiligte Personen</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text:span></text:p>
      <text:p text:style-name="P39">Die Geschäft<text:span text:style-name="T105">s</text:span>leitung wird von Herrn Schmitz übernommen, Herr Thierfelder ist Festangestellter von MAM sowie Praktikumsbetreuer und Diplom-Informatiker. <text:span text:style-name="T55">Das grafische Konzept wurde von Herrn Mischka Bandur im Rahmen eines Praktikums angefertigt. Herr Jens Korth wird anschließend im Rahmen des Gesamtprojekts die iOS-Version der Apps entwickeln und stand als wertvoller Berater in Bezug auf das Kommunikationsprotokoll zur Verfügung. Herr Friedemar Blohm unternahm einen nicht minder wertvollen sowie umfassenden Codereview. </text:span><text:span text:style-name="T46">D</text:span><text:span text:style-name="T47">adurch</text:span><text:span text:style-name="T55"> konnte die Qualität des Quelltextes erheblich gesteigert werden.</text:span></text:p>
      <text:p text:style-name="P18">1.4<text:tab/><text:span text:style-name="T90">Betriebliche Prozessschnittstellen</text:span></text:p>
      <text:p text:style-name="P75"><text:soft-page-break/>Das gesamte Reservierungssystem wird von Grund auf neu entwickelt, daher existieren noch keine Schnittstellen nach au<text:span text:style-name="T106">ß</text:span>en. Die Datenanbindung an externe Systeme ist Bestandteil des Gesamtprojekts und findet zeitlich hinter diesem Teilprojekt statt. Für Testzwecke werden manuell fiktive Daten, welche sich an kleineren Hotels orientieren, in den Quelltext mittels eigener Klassen eingetragen.</text:p>
      <text:p text:style-name="P13">1.<text:span text:style-name="T12">5</text:span><text:tab/>Projektbegründung</text:p>
      <text:p text:style-name="P14">Die MAM möchte künftig Hotels als Kunden gewinnen und <text:span text:style-name="T10">eine individualisierte Buchungsapp zur Verfügung stellen. Die Geschäftsleitung der MAM verspricht sich von dem Gesamtprojekt die Gewinnung zahlreicher Kunden und einen Einstieg in den Bereich der Reisetechnologien. Der im Rahmen dieses Teilprojekts entwickelte Proxy wird zwischen den Apps und den externen Datendiensten geschaltet, von welchen wir sich häufig ändernde Daten wie etwa Preise und Verfügbarkeiten von Hotelzimmern erhalten und an die wir Reservierungen abgeben können. </text:span><text:span text:style-name="T27">Die Apps dienen lediglich der Präsentation der Daten und nehmen Nutzereingaben entgegen. Der </text:span><text:span text:style-name="T33">P</text:span><text:span text:style-name="T27">roxy versorgt die Apps mit Daten und nimmt Nutzereingaben entgegen. </text:span><text:span text:style-name="T42">Die Entwicklung der Apps wird dadurch wesentlich vereinfacht. <text:s/></text:span></text:p>
      <text:p text:style-name="P13">1.<text:span text:style-name="T12">6</text:span><text:tab/>Ist-Analyse</text:p>
      <text:p text:style-name="P31">Grundlage <text:span text:style-name="T9">des Teilprojekts ist ein grafisches Konzept der Apps in welcher der Ablauf der Reservierung dargestellt wird. Das Konzept wurde mittels einer Bildbearbeitungssoftware erstellt und stellt die einzelnen Bildschirme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15">2.<text:tab/>Projektplanung</text:p>
      <text:p text:style-name="P15">2.1<text:tab/><text:span text:style-name="T15">Soll Konzept</text:span></text:p>
      <text:p text:style-name="P44">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einer Schemadefinitionssprache für JSON-Objekte.</text:span></text:p>
      <text:p text:style-name="P107">Da in der derzeitigen frühen Phase des Gesamtprojekts noch keine Datenverbindung zu den externen Datendiensten <text:span text:style-name="T57">ausgearbeitet</text:span> wurde, <text:span text:style-name="T60">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23">Die Serversoftware wurde mittels des Frameworks <text:span text:style-name="T21">Symfony3, einer quelloffenen Software für MVC-Anwendungen (model-view-controller) ausgeführt, welche die Skriptsprache PHP (PHP: </text:span><text:soft-page-break/><text:span text:style-name="T21">Hypertext Processor, rekursives Backronym) nutzt. Das verwendete DBMS ist MySQL (ebenfalls quelloffen). Die Revisionierung der Software sollte mittels Git, einer verteilten Versionsverwaltungssoftware erfolgen. Die Proxysoftware wurde lokal auf einem handelsüblichen Desktop-PC mit Windows 10 als Betriebssystem entwickelt und für den Betrieb auf einen externen, in einem Rechenzentrum betriebenen Linux-Server überspielt.</text:span></text:p>
      <text:p text:style-name="P17">2.2<text:tab/>Projektphasen und <text:span text:style-name="T11">Zeitplanung</text:span></text:p>
      <text:p text:style-name="P99">Die Projektphasen wurden zeitlich wie folgt gegliedert:</text:p>
      <text:p text:style-name="P99"/>
      <text:p text:style-name="P79">2.3<text:tab/>Eingesetzte Mittel</text:p>
      <text:p text:style-name="P100">Es wurde darauf geachtet, <text:span text:style-name="T119">schon vorhandene Mittel sowie quelloffene Softwareprodukte einzusetzen. </text:span></text:p>
      <text:p text:style-name="P101">Ein Büroarbeitsplatz mit einem handelsüblichen PC <text:span text:style-name="T122">für</text:span> Microsoft Windows 10 <text:span text:style-name="T122">als Betriebssystem </text:span>stand mit entsprechender Peripherie wie Bildschirm etc. schon zur Verfügung. <text:span text:style-name="T123">Hier wurden sämtliche Entwicklungsarbeiten und die Erstellung der Dokumentation durchgeführt. Die eingesetzten Sofwareprodukte fielen in die Kategorie der quelloffenen Software, dadurch entstanden keine zusätzlichen Kosten.</text:span></text:p>
      <text:p text:style-name="P102">Als IDE <text:span text:style-name="T125">kam Netbeans v8.1 zum Einsatz, als Revisionierungssoftware Git v2.6. PHP als Skriptsprache ist mit Version 5.6 am Teilprojekt beteiligt, MySQL mit Version 5.7. </text:span></text:p>
      <text:p text:style-name="P105">Die Dokumentation wurde mittels LibreOf<text:span text:style-name="T126">f</text:span>ice 5, die UML Diagramme <text:span text:style-name="T126">mit Umbrello v2.18. </text:span></text:p>
      <text:p text:style-name="P105"><text:span text:style-name="T127">Kleinere Werkzeuge wie etwa PuTTY als Terminalemulator, FileZilla zum Datentransfer oder bash als Shell wurden ebenfalls eingesetzt. </text:span></text:p>
      <text:p text:style-name="P106">Zum Testen der Software kam das <text:span text:style-name="T128">grafische </text:span>Werkzeug Postman <text:span text:style-name="T128">zum Einsatz.</text:span></text:p>
      <text:p text:style-name="P80">2.4<text:tab/><text:span text:style-name="T100">Projektkosten</text:span></text:p>
      <text:p text:style-name="P80"/>
      <text:p text:style-name="P32">3.<text:tab/>Analysephase</text:p>
      <text:p text:style-name="P33">In dieser Phase ging es im wesentlichen darum das gegeben<text:span text:style-name="T22">e grafische Konzept genau unter die Lupe zu nehmen. </text:span></text:p>
      <text:p text:style-name="P35">3.1<text:tab/>Analyse des grafischen Entwurfs</text:p>
      <text:p text:style-name="P35">Die Apps haben vom Aufbau her im oberen Bildschirmviertel d<text:span text:style-name="T48">as Hauptmenü</text:span>, im zweiten Bildschirmviertel d<text:span text:style-name="T48">as Untermenü und in der unteren Hälfte ein Formular in welches der Nutzer seine Wünsche eintragen kann. Das Hauptmenü besteht aus den vier Menüpunkten Kalender, Zimmerkategorien (Hauptprodukte), Verpflegung (zusätzliche oder optionale Produkte) und Übersicht. Der Nutzer wandert während des Reservierungsvorgangs einmal von links nach rechts durch die vier Hauptmenüpunkte.</text:span></text:p>
      <text:p text:style-name="P52">Es wurde zuerst eine <text:span text:style-name="T111">K</text:span>ategorisierung der Daten nach Änderungshäufigkeit <text:span text:style-name="T91">vorgenommen</text:span>. Hierbei wurde festgestellt, daß es Daten gibt welche sich nur sehr selten Ändern und somit als statisch angenommen werden. </text:p>
      <text:p text:style-name="P52">Diese Daten sind unter Anderem die angebotenen Produkte, also Zimmerkategorie<text:span text:style-name="T92">n</text:span> sowie <text:span text:style-name="T93">die </text:span><text:soft-page-break/>Anzahl der jeweiligen Zimmer. Zu den optionalen Produkten zählen die Verpflegungen wie etwa Vollpension <text:span text:style-name="T94">und</text:span> Halbpension sowie die in einem eigenen <text:span text:style-name="T95">Unterm</text:span>enüpunkt aufgeführten Specials wie zum Beispiel Sektfrühstück oder eine Raftingtour. Diese Daten können beim Start der Apps vom Server abgefragt und auf den Apps gepuffert werden.</text:p>
      <text:p text:style-name="P52">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52"/>
      <text:p text:style-name="P34">3.2<text:tab/>Ermittlung der beteiligten Entitäten <text:span text:style-name="T53">und deren Beziehungen</text:span></text:p>
      <text:p text:style-name="P36">Aus dem grafischen Konzept <text:span text:style-name="T49">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53">Produkte gliedern sich auf in Zimmerkategorie (RoomType) und Zusatzprodukt (AdditionalProduct). Beides sind Spezialisierungen der <text:span text:style-name="T96">abstrakten </text:span>Oberklasse Product und gehen daher eine Vererbungsbeziehung ein. Hier fiel die Entscheidung auf die Verwendung des Begriffs der Zimmerkategorie und nicht des Zimmers selbst, da der Kunde nicht ein <text:span text:style-name="T112">b</text:span>estimmtes Zimmer reservieren möchte, sondern eines aus einer gegebenen Kategorie auswählt. </text:p>
      <text:p text:style-name="P37">Zusatzprodukte werden nochmals <text:span text:style-name="T51">k</text:span>ategorisiert in Boarding (Verpflegung) sowie Specials. Dies war wichtig, da die Apps diese Informationen zur Darstellung auch de<text:span text:style-name="T52">r</text:span> Untermenüs benötigen. </text:p>
      <text:p text:style-name="P38">Es wurde weiterhin die Klasse <text:span text:style-name="T50">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40">Es <text:span text:style-name="T114">wurde</text:span> au<text:span text:style-name="T113">ß</text:span>erdem die Klasse Hotel mit den relevanten Hoteldaten wie z.B. E-Mail Adresse <text:span text:style-name="T114">eingeführt</text:span>. </text:p>
      <text:p text:style-name="P41">Da der Nutzer während des Reservierungsvorgangs einen Warenkorb <text:span text:style-name="T115">be</text:span>füllt, wurde die Klasse Cart ermittelt. Ein Produkt welches in den Warenkorb gelegt wird, wird zu einem Item. Im Warenkorb können mehrere <text:span text:style-name="T97">Items</text:span> liegen, es besteht eine 1-zu-n Beziehung zwischen den Entitäten. In den Warenkorb gelegte Zusatzprodukte werden jeweils einem Hauptprodukt zugeordnet. </text:p>
      <text:p text:style-name="P42">3.3<text:tab/>Analyse des Dialogs zwischen Apps und Proxy</text:p>
      <text:p text:style-name="P42">Durch die Trennung von Darstellung und Geschäftslogik durch Apps und Proxy, sowie der Forderung nach möglichst wenig Datenverkeh<text:span text:style-name="T54">r konnte eine Dialogsequenz ermittelt werden, welche aus vier aufeinanderfolgenden Schritten besteht. Hierbei stellen die Apps anfragen an den Proxy, der in einem definierten Format antwortet. </text:span></text:p>
      <text:p text:style-name="P43">Im ersten Schritt stellen die Apps dem Proxy die Frage nach den statischen (initialen) Daten. Es <text:soft-page-break/>werden von Proxy <text:span text:style-name="T56">Produktdaten zurückgeliefert, welche unter Anderem die Produktkategorie, Produktbezeichnung, Anzeigetexte und Kapazitäten (wie viele Zimmer sind pro Kategorie vorhanden) beinhalten.</text:span></text:p>
      <text:p text:style-name="P45">Nun wählt der Nutzer d<text:span text:style-name="T59">as</text:span> gewünschte An- und Abreisedat<text:span text:style-name="T59">um</text:span> aus, worauf der <text:span text:style-name="T58">Proxy nach Preisen und Verfügbarkeiten für diesen Zeitraum angefragt wird. Der Proxy antwortet auf diese Frage in einem definierten Format, die Produktbezeichnungen sind den Apps ja schon bekannt. </text:span></text:p>
      <text:p text:style-name="P46">Im Folgeschritt stellt der Nutzer auf den Apps seinen individuellen Warenkorb zusammen. Dieser Warenkorb wird nun zum Proxy gesendet, welcher den Gesamtpreis ermittelt und das Ergebnis an die Apps über<text:span text:style-name="T67">trägt</text:span>. Dieser Schritt ist nötig, da eine Trennung von Darstellung und Geschäftslogik als Voraussetzung vereinbart wurde. </text:p>
      <text:p text:style-name="P46">Der Nutzer bestätigt da<text:span text:style-name="T68">raufhin</text:span> den Gesamtpreis und übermittelt den Warenkorb nochmals an den Proxy, ergänzt um persönliche Daten des Nutzers.</text:p>
      <text:p text:style-name="P46">Hiermit ist die Reservierung abgeschlossen, der Dialog zwischen Apps und Proxy beendet.</text:p>
      <text:p text:style-name="P32">4.<text:tab/>Entwurfsphase</text:p>
      <text:p text:style-name="P47">In dieser Phase ging es um die Erstellung von Diagrammen, die als Kommunikationsgrundlage dienen sowie um die Definition der JSON Objektstruktur.</text:p>
      <text:p text:style-name="P48">4.1<text:tab/>Erstellung der Diagramme</text:p>
      <text:p text:style-name="P48">Um ein besseres Verständnis des <text:span text:style-name="T61">Teilprojekts zu gewinnen wurde das Sequenzdiagramm des Dialogs zwischen Apps und Proxy sowie das Klassendiagramm der Anwendung erstellt. </text:span></text:p>
      <text:p text:style-name="P49">Da die Anwendung mittels <text:span text:style-name="T116">ob</text:span>jektrelationalem Mapper (Doctrine) auf die Datenbank zugreift war eine manuelle Erstellung der Datenbank nicht nötig. Die Struktur der Datenbank wird mittels Annotationen im Quelltext der Modelle beschrieben und automatisch von Doctrine erzeugt. Die Datenbank dient somit der <text:span text:style-name="T117">S</text:span>peicherung von Objekten. </text:p>
      <text:p text:style-name="P49">4.4<text:tab/>Definition der JSON Objektstruktur</text:p>
      <text:p text:style-name="P49">Hierbei war es wichtig die Datenstruktur möglichst einfach zu halten und sich an valides JSON zu halten.</text:p>
      <text:p text:style-name="P49">4.5<text:tab/>Definition der Endpunkte</text:p>
      <text:p text:style-name="P49">Aus der Analyse des Dialogs zwischen Apps und Proxy gehen vier Schritte hervor, die jeweils über eine <text:span text:style-name="T62">eigene URL ansprechbar sind. In den ersten beiden Schritten möchten die Apps Informationen vom Proxy erhalten, somit ist die HTTP-Methode GET. In den beiden Folgeschritten werden Daten des Warenkorbs im Rumpf der HTTP Nachricht übertragen, die verwendete Methode ist daher POST.</text:span></text:p>
      <text:p text:style-name="P50">Die URLs <text:span text:style-name="T65">wurden wie folgt benannt: initialdata, pricesandavailabilities, totalprice, order</text:span></text:p>
      <text:p text:style-name="P54">5<text:tab/>Realisierungsphase</text:p>
      <text:p text:style-name="P55">5.1<text:tab/><text:span text:style-name="T19">Aufbau der Repositorystruktur und Installation Symfony3</text:span></text:p>
      <text:p text:style-name="P56">Herr Thierfelder richtete einen Webordner auf einem extern betriebenen Server für das Projekt ein, welcher global via Internet zugänglich ist. Hier<text:span text:style-name="T74">zu</text:span> wurde ein leeres Git-Repository angelegt und anschliessend per clone-Operation auf den lokalen <text:span text:style-name="T71">Entwicklungsr</text:span>echner des Autors kopiert. <text:span text:style-name="T72">Alle </text:span><text:soft-page-break/><text:span text:style-name="T72">nun folgenden Schritte bezüglich des erstellens der Anwendung wurden lokal durchgeführt. Der Entwicklungsprozess wurde regelmäßig in das lokale Repository übertragen und anschliessend per push-Operation auf den externen Server übertragen. </text:span></text:p>
      <text:p text:style-name="P57">Die Installation von Symfony3 erfolgte durch <text:span text:style-name="T73">herunterladen des Pakets und anschliessendem erzeugen eines neuen Symfony3-Projekts mittels new-Anweisung. Da Symfony einen eigenen kleinen Entwicklungsserver mitbringt ist hier keine zusätzliche Webserver-Software nötig. </text:span></text:p>
      <text:p text:style-name="P60">Sowohl der externe Server als auch der lokale Entwicklungsrechner verfügten bereits über MySQL Installationen. Die Konfiguration von Symfony<text:span text:style-name="T118">3</text:span> wurde auf die jeweilige MySQL Instanz vorgenommen. </text:p>
      <text:p text:style-name="P58">5.2<text:tab/>Implementierung der Modelle</text:p>
      <text:p text:style-name="P67">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59">Hierbei wurden die <text:span text:style-name="T75">Attribute</text:span> der Modelle <text:span text:style-name="T75">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auf der Konsole automatisch erzeugt. </text:span></text:p>
      <text:p text:style-name="P62"><text:span text:style-name="T26">Während der Erstellung der Modelle wurde darauf geachtet, daß </text:span><text:span text:style-name="T30">bei one-to-many Assoziationen von </text:span><text:span text:style-name="T31">Klassen</text:span><text:span text:style-name="T30"> die many-Seite ein entsprechendes </text:span><text:span text:style-name="T31">Attribut </text:span><text:span text:style-name="T43">vom Typ ArrayCollection </text:span><text:span text:style-name="T32">als Objekt </text:span><text:span text:style-name="T31">enthalten muß. </text:span><text:span text:style-name="T32">Dieses Objekt wird im Konstruktor der Klasse erzeugt. </text:span></text:p>
      <text:p text:style-name="P63"><text:span text:style-name="T32">5.</text:span><text:span text:style-name="T26">3<text:tab/>Implementierung der Steuerung</text:span></text:p>
      <text:p text:style-name="P64"><text:span text:style-name="T26">Es wurden insgesamt vier Controller implementiert, welche den jeweiligen URLs </text:span><text:span text:style-name="T34">der definierten Endpoints entsprechen. E</text:span><text:span text:style-name="T35">in Controller erhält die Daten der Anfrage als Request-Objekt und gibt anschlie</text:span><text:span text:style-name="T44">ß</text:span><text:span text:style-name="T35">end ein Response-Objekt an die anfragenden Apps zurück. </text:span></text:p>
      <text:p text:style-name="P65"><text:span text:style-name="T35">D</text:span><text:span text:style-name="T26">er erste Controller, welcher die statischen Produktdaten liefert, bekommt von den Apps keine Informationen geliefert und besteht aus einer DQL-Abfrage </text:span><text:span text:style-name="T36">die ein Array aller Produkte ausgibt. </text:span><text:span text:style-name="T45">Daraufhin</text:span><text:span text:style-name="T36"> werden diese Produkte serialisiert, </text:span><text:span text:style-name="T41">in </text:span><text:span text:style-name="T36">eine JSON-Struktur gebracht und an die Apps ausgeliefert. </text:span></text:p>
      <text:p text:style-name="P66"><text:span text:style-name="T36">D</text:span><text:span text:style-name="T26">er zweite Controller </text:span><text:span text:style-name="T37">erhält von den Apps An- und Abreisedatum im Header der Nachricht. <text:s/></text:span></text:p>
      <text:p text:style-name="P68"><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86">Im dritten Controller wird der von den Apps <text:span text:style-name="T77">gelieferte </text:span>Warenkorb <text:span text:style-name="T78">als JSON-Objekt angenommen </text:span>und gibt den Gesamtpreis zurück.</text:p>
      <text:p text:style-name="P88">Der vierte und letzte Controller <text:span text:style-name="T79">erhält ebenfalls den Warenkorb im Rumpf der Nachricht, ergänzt </text:span><text:soft-page-break/><text:span text:style-name="T79">um persönliche Informationen des Nutzers, und versendet einerseits eine Email mit den Reservierungsdaten an das Hotel und gibt andererseits einen Status an die Apps zurück.</text:span></text:p>
      <text:p text:style-name="P95">Alle Controller geben zusätzlich entsprechende HTTP Statusmeldungen an die Apps zurück.</text:p>
      <text:p text:style-name="P87">5.4<text:tab/>Implementierung der Testdaten</text:p>
      <text:p text:style-name="P89">Die Datenbank wurde mit Testdaten gefüllt die den Abbildungen des gra<text:span text:style-name="T81">f</text:span>ischen Konzepts entsprechen. In die Preistabelle wurden probehalber Änderungen eingefügt um die Zeitabhängigkeit der Daten darstellen und die <text:span text:style-name="T82">K</text:span>orrektheit der Algorithmen darstellen <text:span text:style-name="T83">und testen </text:span>zu können. Das Symfony<text:span text:style-name="T85">3</text:span> Framework bietet hierfür die <text:span text:style-name="T80">sogenannten </text:span>DataFixtures an, über welche die Daten via Kommandozeilenschnittstelle geladen werden können. </text:p>
      <text:p text:style-name="P90">Die Daten entsprechen in etwa einem kleinen Hotel mit unterschiedlichen Zimmerkategorien, verschiedenen Verpflegungsarten und einigen Zusatzangeboten. </text:p>
      <text:p text:style-name="P96">6.<text:tab/>Qualitätsmanagement</text:p>
      <text:p text:style-name="P97">Getestet wurden die Schnittstellen mit dem Programm Postman.</text:p>
      <text:p text:style-name="P91">6.1<text:tab/>Fehlerbehebung</text:p>
      <text:p text:style-name="P92">Das Teilprojekt wurde mittels der integrierten Entwicklungsumgebung (IDE) Netbeans 8.1 erstellt. Da die IDE Rechtschreibfehler zeitnah meldet, ist eine syntaktisch fehlerfreie Erstellung des Quelltextes möglich gewesen. </text:p>
      <text:p text:style-name="P93">Symfony<text:span text:style-name="T84">3</text:span> bietet ebenfalls einen eingebauten Debugger an, der Fehler und Unstimmigkeiten während der Ausführung meldet. Somit konnten Fehlerbehebungen währen<text:span text:style-name="T109">d</text:span> des Erstellens der Anwendung durchgeführt werden. </text:p>
      <text:p text:style-name="P94">6.2<text:tab/>Code<text:span text:style-name="T86">r</text:span>eview</text:p>
      <text:p text:style-name="P70">In diesem Phasenabschnitt wurde Herr Blohm zur Durchsicht des Quelltextes mit einbezogen. Dadurch <text:span text:style-name="T101">zeigten sich</text:span> einige formelle Unstimmigkeiten, insbesondere bei den Datentypen der Datenbank sowie bei der Benennung von Funktionen und Variablen. Durch entsprechende Korrekturen wurde der Quelltext wesentlich lesbarer und <text:span text:style-name="T87">ü</text:span>bersichtlicher.</text:p>
      <text:p text:style-name="P69">7.<text:tab/>Einführungsphase</text:p>
      <text:p text:style-name="P85">7.1<text:tab/><text:span text:style-name="T23">Übergabe der Software und Inbetriebnahme</text:span></text:p>
      <text:p text:style-name="P76">Der Code wurde laufend auf den Produkt<text:span text:style-name="T120">iv</text:span>server geschoben. Dadurch daß dort ein Git-Repository vorhanden ist, ist eine einfache push Operation seitens des Entwicklungsrechners <text:span text:style-name="T102">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77">Mittels eines Terminalemulators erfolgt<text:span text:style-name="T107">e</text:span> anschlie<text:span text:style-name="T107">ß</text:span>end ein<text:span text:style-name="T108">e Verbindung mit dem Server, ein kleines selbstgeschriebenes Skript wurde daraufhin ausgeführt und richtete die Datenbank mit den Testdaten ein. </text:span></text:p>
      <text:p text:style-name="P78">Herr Korth, welcher die App für das <text:span text:style-name="T99">B</text:span>etriebssystem iOS entwickelt, wurde informiert und k<text:span text:style-name="T98">ann </text:span>nun die Schnittstellen nutzen.</text:p>
      <text:p text:style-name="P71">8.<text:tab/>Projektergebnisse</text:p>
      <text:p text:style-name="P81"><text:soft-page-break/>Am Ende des Teilprojekt<text:span text:style-name="T103">s ist ein dauerhafter und zuverlässiger Serverbetrieb eingerichtet worden.</text:span></text:p>
      <text:p text:style-name="P72">8.1<text:tab/><text:span text:style-name="T88">Soll- Istvergleich</text:span></text:p>
      <text:p text:style-name="P82">Die oben genannten Ziele des Teilprojekts sind erreicht worden. Es wurde eine Analyse des Dialogs zwischen Apps und Proxy auf Grundlage des grafischen Konzepts vorgenommen, die Schnittstellen definiert und die Daten <text:span text:style-name="T104">in einem</text:span> JSON-Schema <text:span text:style-name="T104">festgelegt. Der Proxy wurde mittels PHP-Framework Symfony3 implementiert. Die Anwendung läuft zuverlässig und performant auf einem extern betriebenen Server. </text:span><text:s/></text:p>
      <text:p text:style-name="P73">8.2<text:tab/>Fazit</text:p>
      <text:p text:style-name="P73"/>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23M31S</meta:editing-duration>
    <meta:editing-cycles>371</meta:editing-cycles>
    <meta:generator>LibreOffice/5.1.2.2$Windows_X86_64 LibreOffice_project/d3bf12ecb743fc0d20e0be0c58ca359301eb705f</meta:generator>
    <dc:date>2016-05-26T12:45:18.604000000</dc:date>
    <meta:document-statistic meta:table-count="0" meta:image-count="0" meta:object-count="0" meta:page-count="11" meta:paragraph-count="161" meta:word-count="2812" meta:character-count="21674" meta:non-whitespace-character-count="18933"/>
    <meta:user-defined meta:name="Info 1"/>
    <meta:user-defined meta:name="Info 2"/>
    <meta:user-defined meta:name="Info 3"/>
    <meta:user-defined meta:name="Info 4"/>
  </office:meta>
</office:document-meta>
</file>